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1.379059553" calcext:value-type="float">
            <text:p>1,379059553</text:p>
          </table:table-cell>
          <table:table-cell office:value-type="float" office:value="0.5591902137" calcext:value-type="float">
            <text:p>0,5591902137</text:p>
          </table:table-cell>
          <table:table-cell office:value-type="float" office:value="0.004080559127" calcext:value-type="float">
            <text:p>0,0040805591</text:p>
          </table:table-cell>
          <table:table-cell office:value-type="float" office:value="0.0001502968371" calcext:value-type="float">
            <text:p>0,000150296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9133" calcext:value-type="float">
            <text:p>69133</text:p>
          </table:table-cell>
          <table:table-cell office:value-type="float" office:value="1.123361826" calcext:value-type="float">
            <text:p>1,123361826</text:p>
          </table:table-cell>
          <table:table-cell office:value-type="float" office:value="0.5848246217" calcext:value-type="float">
            <text:p>0,5848246217</text:p>
          </table:table-cell>
          <table:table-cell office:value-type="float" office:value="0.0008274231805" calcext:value-type="float">
            <text:p>0,0008274232</text:p>
          </table:table-cell>
          <table:table-cell table:style-name="ce1" office:value-type="float" office:value="0.00001477541355" calcext:value-type="float">
            <text:p>1,48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9573" calcext:value-type="float">
            <text:p>69573</text:p>
          </table:table-cell>
          <table:table-cell office:value-type="float" office:value="1.302011847" calcext:value-type="float">
            <text:p>1,302011847</text:p>
          </table:table-cell>
          <table:table-cell office:value-type="float" office:value="0.5839197636" calcext:value-type="float">
            <text:p>0,5839197636</text:p>
          </table:table-cell>
          <table:table-cell office:value-type="float" office:value="0.0009176534368" calcext:value-type="float">
            <text:p>0,0009176534</text:p>
          </table:table-cell>
          <table:table-cell table:style-name="ce1" office:value-type="float" office:value="0.000007341227501" calcext:value-type="float">
            <text:p>7,34E-00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0011" calcext:value-type="float">
            <text:p>70011</text:p>
          </table:table-cell>
          <table:table-cell office:value-type="float" office:value="1.342934251" calcext:value-type="float">
            <text:p>1,342934251</text:p>
          </table:table-cell>
          <table:table-cell office:value-type="float" office:value="0.5603699088" calcext:value-type="float">
            <text:p>0,5603699088</text:p>
          </table:table-cell>
          <table:table-cell office:value-type="float" office:value="0.0005181082524" calcext:value-type="float">
            <text:p>0,0005181083</text:p>
          </table:table-cell>
          <table:table-cell table:style-name="ce1" office:value-type="float" office:value="0.00001459459872" calcext:value-type="float">
            <text:p>1,46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369" calcext:value-type="float">
            <text:p>70369</text:p>
          </table:table-cell>
          <table:table-cell office:value-type="float" office:value="1.16657269" calcext:value-type="float">
            <text:p>1,16657269</text:p>
          </table:table-cell>
          <table:table-cell office:value-type="float" office:value="0.5909270644" calcext:value-type="float">
            <text:p>0,5909270644</text:p>
          </table:table-cell>
          <table:table-cell office:value-type="float" office:value="0.0006389915361" calcext:value-type="float">
            <text:p>0,0006389915</text:p>
          </table:table-cell>
          <table:table-cell table:style-name="ce1" office:value-type="float" office:value="0.00001452253491" calcext:value-type="float">
            <text:p>1,45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0715" calcext:value-type="float">
            <text:p>70715</text:p>
          </table:table-cell>
          <table:table-cell office:value-type="float" office:value="1.263472438" calcext:value-type="float">
            <text:p>1,263472438</text:p>
          </table:table-cell>
          <table:table-cell office:value-type="float" office:value="0.5656451583" calcext:value-type="float">
            <text:p>0,5656451583</text:p>
          </table:table-cell>
          <table:table-cell office:value-type="float" office:value="0.0008165860781" calcext:value-type="float">
            <text:p>0,0008165861</text:p>
          </table:table-cell>
          <table:table-cell table:style-name="ce1" office:value-type="float" office:value="0.00002167927596" calcext:value-type="float">
            <text:p>2,17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1089" calcext:value-type="float">
            <text:p>71089</text:p>
          </table:table-cell>
          <table:table-cell office:value-type="float" office:value="1.274851203" calcext:value-type="float">
            <text:p>1,274851203</text:p>
          </table:table-cell>
          <table:table-cell office:value-type="float" office:value="0.5799068213" calcext:value-type="float">
            <text:p>0,5799068213</text:p>
          </table:table-cell>
          <table:table-cell office:value-type="float" office:value="0.0004673098738" calcext:value-type="float">
            <text:p>0,0004673099</text:p>
          </table:table-cell>
          <table:table-cell table:style-name="ce1" office:value-type="float" office:value="0.00001437876563" calcext:value-type="float">
            <text:p>1,44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1318" calcext:value-type="float">
            <text:p>71318</text:p>
          </table:table-cell>
          <table:table-cell office:value-type="float" office:value="1.183808088" calcext:value-type="float">
            <text:p>1,183808088</text:p>
          </table:table-cell>
          <table:table-cell office:value-type="float" office:value="0.5553609729" calcext:value-type="float">
            <text:p>0,5553609729</text:p>
          </table:table-cell>
          <table:table-cell office:value-type="float" office:value="0.0003225205292" calcext:value-type="float">
            <text:p>0,0003225205</text:p>
          </table:table-cell>
          <table:table-cell table:style-name="ce1" office:value-type="float" office:value="0.0000215013697" calcext:value-type="float">
            <text:p>2,15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1592" calcext:value-type="float">
            <text:p>71592</text:p>
          </table:table-cell>
          <table:table-cell office:value-type="float" office:value="1.155869126" calcext:value-type="float">
            <text:p>1,155869126</text:p>
          </table:table-cell>
          <table:table-cell office:value-type="float" office:value="0.572132647" calcext:value-type="float">
            <text:p>0,572132647</text:p>
          </table:table-cell>
          <table:table-cell office:value-type="float" office:value="0.0003713012557" calcext:value-type="float">
            <text:p>0,0003713013</text:p>
          </table:table-cell>
          <table:table-cell table:style-name="ce1" office:value-type="float" office:value="0.00002142122685" calcext:value-type="float">
            <text:p>2,14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1923" calcext:value-type="float">
            <text:p>71923</text:p>
          </table:table-cell>
          <table:table-cell office:value-type="float" office:value="1.293687105" calcext:value-type="float">
            <text:p>1,293687105</text:p>
          </table:table-cell>
          <table:table-cell office:value-type="float" office:value="0.5254938006" calcext:value-type="float">
            <text:p>0,5254938006</text:p>
          </table:table-cell>
          <table:table-cell office:value-type="float" office:value="0.0004193945206" calcext:value-type="float">
            <text:p>0,0004193945</text:p>
          </table:table-cell>
          <table:table-cell table:style-name="ce1" office:value-type="float" office:value="0.00002132514419" calcext:value-type="float">
            <text:p>2,13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2485628127" calcext:value-type="float">
            <text:p>1,2485628127</text:p>
          </table:table-cell>
          <table:table-cell table:formula="of:=AVERAGE([.D2:.D11])" office:value-type="float" office:value="0.56777709723" calcext:value-type="float">
            <text:p>0,5677770972</text:p>
          </table:table-cell>
          <table:table-cell table:formula="of:=AVERAGE([.E2:.E11])" office:value-type="float" office:value="0.00093798477902" calcext:value-type="float">
            <text:p>0,0009379848</text:p>
          </table:table-cell>
          <table:table-cell table:formula="of:=AVERAGE([.F2:.F11])" office:value-type="float" office:value="0.0000301836394111" calcext:value-type="float">
            <text:p>3,01836394111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19:42:06.097918170</dc:date>
    <meta:document-statistic meta:table-count="1" meta:cell-count="70" meta:object-count="0"/>
    <meta:generator>LibreOffice/4.1.4.2$Linux_X86_64 LibreOffice_project/410m0$Build-2</meta:generator>
  </office:meta>
</office:document-meta>
</file>